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fba" officeooo:paragraph-rsid="001f1fba"/>
    </style:style>
    <style:style style:name="P2" style:family="paragraph" style:parent-style-name="Standard" style:list-style-name="L1">
      <style:text-properties officeooo:rsid="001f1fba" officeooo:paragraph-rsid="001f1fba"/>
    </style:style>
    <style:style style:name="P3" style:family="paragraph" style:parent-style-name="Standard" style:list-style-name="L2">
      <style:text-properties officeooo:rsid="001f1fba" officeooo:paragraph-rsid="001f1fba"/>
    </style:style>
    <style:style style:name="P4" style:family="paragraph" style:parent-style-name="Standard">
      <style:text-properties officeooo:rsid="001f1fba" officeooo:paragraph-rsid="001f1f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For each population, define measures:</text:p>
      <text:p text:style-name="P1"/>
      <text:p text:style-name="P1">rate Wnt: fixed value, or 0== only drive by other populations</text:p>
      <text:p text:style-name="P1"/>
      <text:p text:style-name="P1">synaptic timeconstants:</text:p>
      <text:list xml:id="list2131361392" text:style-name="L1">
        <text:list-item>
          <text:p text:style-name="P2">number (1 or 2 – how about 3 or more?)</text:p>
        </text:list-item>
        <text:list-item>
          <text:p text:style-name="P2">timescales </text:p>
        </text:list-item>
        <text:list-item>
          <text:p text:style-name="P2">mix</text:p>
        </text:list-item>
      </text:list>
      <text:p text:style-name="P1"/>
      <text:p text:style-name="P1">Synaptic weights</text:p>
      <text:list xml:id="list1498684416" text:style-name="L2">
        <text:list-item>
          <text:p text:style-name="P3">pretty much one for each population in network</text:p>
          <text:list>
            <text:list-item>
              <text:p text:style-name="P3">this means, either remove eps &amp; eta entirely from model?</text:p>
            </text:list-item>
            <text:list-item>
              <text:p text:style-name="P3">Or rather, have inhib&amp;exc for each layer (including eps&amp;eta) and have feed-forward defined by excitatory, long-range connections (thus, J_kj^{l2,l1} &gt; 0 only if l1→l2 and j==E (should also k==E?)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6:58:21.349384482</meta:creation-date>
    <dc:date>2022-03-23T00:33:54.687688855</dc:date>
    <meta:editing-duration>PT18H38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84" meta:character-count="492" meta:non-whitespace-character-count="422"/>
  </office:meta>
</office:document-meta>
</file>